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1pt" officeooo:paragraph-rsid="000e568f" style:font-size-asian="11pt" style:font-size-complex="11pt"/>
    </style:style>
    <style:style style:name="P2" style:family="paragraph" style:parent-style-name="Standard">
      <style:text-properties style:font-name="Verdana" fo:font-size="10pt" officeooo:paragraph-rsid="000e568f" style:font-size-asian="10pt" style:font-size-complex="10pt"/>
    </style:style>
    <style:style style:name="P3" style:family="paragraph" style:parent-style-name="Standard">
      <style:text-properties style:font-name="Verdana" fo:font-size="10pt" officeooo:rsid="000e568f" officeooo:paragraph-rsid="000e568f" style:font-size-asian="10pt" style:font-size-complex="10pt"/>
    </style:style>
    <style:style style:name="P4" style:family="paragraph" style:parent-style-name="Standard">
      <style:text-properties style:font-name="Verdana" fo:font-size="10pt" officeooo:rsid="000e568f" officeooo:paragraph-rsid="0010fc44" style:font-size-asian="10pt" style:font-size-complex="10pt"/>
    </style:style>
    <style:style style:name="P5" style:family="paragraph" style:parent-style-name="Standard">
      <style:text-properties style:font-name="Verdana" fo:font-size="10pt" officeooo:rsid="000e568f" officeooo:paragraph-rsid="0014b578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1.244cm"/>
          <style:tab-stop style:position="10.425cm"/>
        </style:tab-stops>
      </style:paragraph-properties>
      <style:text-properties style:font-name="Verdana" fo:font-size="10pt" officeooo:rsid="0010fc44" officeooo:paragraph-rsid="0010fc44" style:font-size-asian="10pt" style:font-size-complex="10pt"/>
    </style:style>
    <style:style style:name="P7" style:family="paragraph" style:parent-style-name="Standard">
      <style:text-properties style:font-name="Verdana" fo:font-size="10pt" officeooo:rsid="0011f8dd" officeooo:paragraph-rsid="0011f8dd" style:font-size-asian="10pt" style:font-size-complex="10pt"/>
    </style:style>
    <style:style style:name="P8" style:family="paragraph" style:parent-style-name="Standard">
      <style:text-properties style:font-name="Verdana" fo:font-size="10pt" officeooo:rsid="0012eb0b" officeooo:paragraph-rsid="0012eb0b" style:font-size-asian="10pt" style:font-size-complex="10pt"/>
    </style:style>
    <style:style style:name="P9" style:family="paragraph" style:parent-style-name="Standard">
      <style:text-properties style:font-name="Verdana" fo:font-size="10pt" fo:font-weight="bold" officeooo:rsid="000ff422" officeooo:paragraph-rsid="000ff422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Verdana" fo:font-size="10pt" fo:font-weight="bold" officeooo:rsid="000ff422" officeooo:paragraph-rsid="0014b578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Verdana" fo:font-size="10pt" fo:font-weight="bold" officeooo:rsid="000ff422" officeooo:paragraph-rsid="001608f0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Verdana" fo:font-size="10pt" fo:font-weight="bold" officeooo:rsid="000e568f" officeooo:paragraph-rsid="000e568f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Verdana" fo:font-size="10pt" fo:font-weight="normal" officeooo:rsid="0016bcd5" officeooo:paragraph-rsid="0016bcd5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0.529cm" fo:margin-right="0cm" fo:text-indent="0cm" style:auto-text-indent="false"/>
      <style:text-properties style:font-name="Verdana" fo:font-size="10pt" fo:font-weight="normal" officeooo:rsid="001608f0" officeooo:paragraph-rsid="001608f0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left="1.005cm" fo:margin-right="0cm" fo:text-indent="0cm" style:auto-text-indent="false"/>
      <style:text-properties style:font-name="Verdana" fo:font-size="10pt" fo:font-weight="normal" officeooo:rsid="0014b578" officeooo:paragraph-rsid="0016bcd5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1.058cm" fo:margin-right="0cm" fo:text-indent="0cm" style:auto-text-indent="false"/>
      <style:text-properties style:font-name="Verdana" fo:font-size="10pt" fo:font-weight="normal" officeooo:rsid="0014b578" officeooo:paragraph-rsid="001608f0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left="1.058cm" fo:margin-right="0cm" fo:text-indent="0cm" style:auto-text-indent="false"/>
      <style:text-properties style:font-name="Verdana" fo:font-size="10pt" fo:font-weight="normal" officeooo:rsid="0016bcd5" officeooo:paragraph-rsid="0016bcd5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left="1.058cm" fo:margin-right="0cm" fo:text-indent="0cm" style:auto-text-indent="false"/>
      <style:text-properties style:font-name="Verdana" fo:font-size="10pt" fo:font-weight="normal" officeooo:rsid="0019cd56" officeooo:paragraph-rsid="0019cd56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2.99cm" fo:margin-right="0cm" fo:text-indent="0cm" style:auto-text-indent="false"/>
      <style:text-properties style:font-name="Verdana" fo:font-size="10pt" fo:font-weight="normal" officeooo:rsid="0019cd56" officeooo:paragraph-rsid="0019cd56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Verdana" fo:font-size="10pt" officeooo:rsid="000e568f" officeooo:paragraph-rsid="001a5f95" style:font-size-asian="10pt" style:font-size-complex="10pt"/>
    </style:style>
    <style:style style:name="P21" style:family="paragraph" style:parent-style-name="Standard">
      <style:text-properties style:font-name="Verdana" fo:font-size="10pt" officeooo:rsid="000ff422" officeooo:paragraph-rsid="000ff422" style:font-size-asian="10pt" style:font-size-complex="10pt"/>
    </style:style>
    <style:style style:name="P22" style:family="paragraph" style:parent-style-name="Standard">
      <style:text-properties style:font-name="Verdana" fo:font-size="10pt" fo:font-weight="bold" officeooo:rsid="000e568f" officeooo:paragraph-rsid="001a5f95" style:font-size-asian="10pt" style:font-weight-asian="bold" style:font-size-complex="10pt" style:font-weight-complex="bold"/>
    </style:style>
    <style:style style:name="T1" style:family="text">
      <style:text-properties officeooo:rsid="000e568f"/>
    </style:style>
    <style:style style:name="T2" style:family="text">
      <style:text-properties fo:font-size="10pt" officeooo:rsid="000e568f" style:font-size-asian="10pt" style:font-size-complex="10pt"/>
    </style:style>
    <style:style style:name="T3" style:family="text">
      <style:text-properties fo:font-size="10pt" officeooo:rsid="00192e20" style:font-size-asian="10pt" style:font-size-complex="10pt"/>
    </style:style>
    <style:style style:name="T4" style:family="text">
      <style:text-properties officeooo:rsid="0011f8dd"/>
    </style:style>
    <style:style style:name="T5" style:family="text">
      <style:text-properties officeooo:rsid="0014b578"/>
    </style:style>
    <style:style style:name="T6" style:family="text">
      <style:text-properties officeooo:rsid="001608f0"/>
    </style:style>
    <style:style style:name="T7" style:family="text">
      <style:text-properties officeooo:rsid="0016bcd5"/>
    </style:style>
    <style:style style:name="T8" style:family="text">
      <style:text-properties officeooo:rsid="0017333f"/>
    </style:style>
    <style:style style:name="T9" style:family="text">
      <style:text-properties officeooo:rsid="001a5f95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a5f95" style:font-weight-asian="bold" style:font-weight-complex="bold"/>
    </style:style>
    <style:style style:name="T12" style:family="text">
      <style:text-properties officeooo:rsid="001a85b9"/>
    </style:style>
    <style:style style:name="T13" style:family="text">
      <style:text-properties officeooo:rsid="001b5413"/>
    </style:style>
    <style:style style:name="T14" style:family="text">
      <style:text-properties officeooo:rsid="001b861b"/>
    </style:style>
    <style:style style:name="T15" style:family="text">
      <style:text-properties officeooo:rsid="001d6bca"/>
    </style:style>
    <style:style style:name="T16" style:family="text">
      <style:text-properties fo:font-style="italic" officeooo:rsid="001b5413" style:font-style-asian="italic" style:font-style-complex="italic"/>
    </style:style>
    <style:style style:name="T17" style:family="text">
      <style:text-properties fo:font-style="italic" officeooo:rsid="001b861b" style:font-style-asian="italic" style:font-style-complex="italic"/>
    </style:style>
    <style:style style:name="T18" style:family="text">
      <style:text-properties fo:font-style="italic" officeooo:rsid="001d6bca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3">fonctions.php</text:p>
      <text:p text:style-name="P13">genere_html.php</text:p>
      <text:p text:style-name="P13">genere_livre.php</text:p>
      <text:p text:style-name="P13"/>
      <text:p text:style-name="P10"><text:span text:style-name="T6">Dossier </text:span><text:span text:style-name="T7">base_tous_les_ebooks</text:span><text:span text:style-name="T5"> </text:span><text:span text:style-name="T8">(fichiers identiques pour tous les projets) </text:span><text:span text:style-name="T5">:</text:span></text:p>
      <text:p text:style-name="P15">container.xml</text:p>
      <text:p text:style-name="P15">mimetype</text:p>
      <text:p text:style-name="P15">page_blanche.html</text:p>
      <text:p text:style-name="P15">styles_plante.css</text:p>
      <text:p text:style-name="P14"/>
      <text:p text:style-name="P11"><text:span text:style-name="T6">Dossier </text:span><text:span text:style-name="T7">base_projectname</text:span><text:span text:style-name="T5"> </text:span><text:span text:style-name="T13">(fichiers propres à chaque projet) </text:span><text:span text:style-name="T5">:</text:span></text:p>
      <text:p text:style-name="P17">cover.jpg <text:span text:style-name="T16">(couverture max 550 X 800 pixels).</text:span></text:p>
      <text:p text:style-name="P17">introduction.html <text:span text:style-name="T17">(texte html).</text:span></text:p>
      <text:p text:style-name="P17">presentation.html <text:span text:style-name="T17">(page html avec entête html et styles).</text:span></text:p>
      <text:p text:style-name="P18">infos.xml <text:span text:style-name="T18">(contient le titre du livre, la description, l'auteur, l'éditeur et les droits).</text:span></text:p>
      <text:p text:style-name="P19">&lt;?xml version="1.0" encoding="utf-8"?&gt;</text:p>
      <text:p text:style-name="P19">&lt;livre&gt;</text:p>
      <text:p text:style-name="P19"><text:s text:c="2"/>&lt;title&gt;Les Fleurs du Père-Lachaise&lt;/title&gt;</text:p>
      <text:p text:style-name="P19"><text:s text:c="2"/>&lt;description&gt;Un guide botanique du Cimetière du Père-Lachaise&lt;/description&gt;</text:p>
      <text:p text:style-name="P19"><text:s text:c="2"/>&lt;creator&gt;Philippe LAROCHE&lt;/creator&gt;</text:p>
      <text:p text:style-name="P19"><text:s text:c="2"/>&lt;publisher&gt;Agoralogie&lt;/publisher&gt;</text:p>
      <text:p text:style-name="P19"><text:s text:c="2"/>&lt;rights&gt;Philippe LAROCHE&lt;/rights&gt;</text:p>
      <text:p text:style-name="P19">&lt;/livre&gt;</text:p>
      <text:p text:style-name="P16"/>
      <text:p text:style-name="P9"/>
      <text:p text:style-name="P21"><text:span text:style-name="T10">Dans un navigateur, </text:span><text:span text:style-name="T11">taper :</text:span></text:p>
      <text:p text:style-name="P1"><text:a xlink:type="simple" xlink:href="http://localhost/proj_ebook/LivreFleurs/genere_livre.php?bookname=30960&amp;param=all,blanche,jaune,rouge"><text:span text:style-name="T2">http://localhost/proj_ebook/</text:span></text:a><text:a xlink:type="simple" xlink:href="http://localhost/proj_ebook/LivreFleurs/genere_livre.php?bookname=30960&amp;param=all,blanche,jaune,rouge"><text:span text:style-name="T3">ebook_generation</text:span></text:a><text:a xlink:type="simple" xlink:href="http://localhost/proj_ebook/LivreFleurs/genere_livre.php"><text:span text:style-name="T2">/genere_livre.php</text:span></text:a></text:p>
      <text:p text:style-name="P3"/>
      <text:p text:style-name="P22"><text:span text:style-name="T9">Il faut sélectionner le nom du projet et saisir les différents paramètres.</text:span></text:p>
      <text:p text:style-name="P20"><text:span text:style-name="T9"/></text:p>
      <text:p text:style-name="P12">Il faut avoir rempli :</text:p>
      <text:p text:style-name="P3">- la table iherbarium_book_specimen</text:p>
      <text:p text:style-name="P3"/>
      <text:p text:style-name="P5"/>
      <text:p text:style-name="P3"/>
      <text:p text:style-name="P3">Une fois que le dossier ebook_jj_mm_aaaa_hhmm est créé :</text:p>
      <text:p text:style-name="P3">- tout sélectionner à l'intérieur et faire un fichier zip</text:p>
      <text:p text:style-name="P3">- renommer le fichier zip en trouver_sa_fleur.epub (vérifier que le fichier mimetype n'a pas été compressé)</text:p>
      <text:p text:style-name="P3"/>
      <text:p text:style-name="P3"/>
      <text:p text:style-name="P12">Lancer Calibre.</text:p>
      <text:p text:style-name="P3">- supprimer l'ancien livre « Trouver sa fleur » du coup le dossier Georges LAROCHE dans le dossier Bibliothèque Calibre est effacé</text:p>
      <text:p text:style-name="P3">- cliquer sur « Ajouter des livres » et sélectionner le fichier trouver_sa_fleur.epub</text:p>
      <text:p text:style-name="P3">- cliquer sur « Convertir les livres » et sélectionner le format EPUB (en haut à droite)</text:p>
      <text:p text:style-name="P4">- dans le dossier Bibliothèque Calibre il y a maintenant un dossier Georges LAROCHE avec :</text:p>
      <text:p text:style-name="P6"><text:tab/>Trouver sa fleur - Georges LAROCHE.original_epub<text:tab/>→ ancien fichier epub</text:p>
      <text:p text:style-name="P6"><text:tab/>Trouver sa fleur - Georges LAROCHE.epub<text:tab/>→ nouveau fichier epub généré par Calibre</text:p>
      <text:p text:style-name="P3"/>
      <text:p text:style-name="P3"/>
      <text:p text:style-name="P12">Lancer iTunes.</text:p>
      <text:p text:style-name="P2"><text:span text:style-name="T4">- s</text:span><text:span text:style-name="T1">e mettre sur la Bibliothèque et sélectionner « Livres »</text:span></text:p>
      <text:p text:style-name="P2"><text:span text:style-name="T4">- s</text:span><text:span text:style-name="T1">upprimer le livre « Trouver sa fleur »</text:span></text:p>
      <text:p text:style-name="P2"><text:span text:style-name="T4">- d</text:span><text:span text:style-name="T1">ans le menu en haut à gauche sélectionner « Ajouter le fichier à la bibliothèque »</text:span></text:p>
      <text:p text:style-name="P2"><text:span text:style-name="T4">- s</text:span><text:span text:style-name="T1">électionner le fichier epub généré par Calibre</text:span></text:p>
      <text:p text:style-name="P3"/>
      <text:p text:style-name="P3">Brancher l'iPad en usb.</text:p>
      <text:p text:style-name="P3"><text:soft-page-break/></text:p>
      <text:p text:style-name="P3">Cliquer sur le bouton iPad en haut à droite pour se mettre dans la bibliothèque de l'iPad.</text:p>
      <text:p text:style-name="P3">Sélectionner « Livres ».</text:p>
      <text:p text:style-name="P7">Cocher :</text:p>
      <text:p text:style-name="P7">- Synchroniser les livres</text:p>
      <text:p text:style-name="P7">- Livres sélectionnés</text:p>
      <text:p text:style-name="P7">- Trouver sa fleur</text:p>
      <text:p text:style-name="P7">Cliquer sur le bouton Synchroniser</text:p>
      <text:p text:style-name="P8">Une fois le traitement terminé cliquer sur le bouton « Fermer » en haut à droite, puis sur la petite flèche du bouton iPad en haut à droite pour l'éjecter.</text:p>
      <text:p text:style-name="P8"/>
      <text:p text:style-name="P8"/>
      <text:p text:style-name="P8"/>
      <text:p text:style-name="P8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6T15:04:59.85</meta:creation-date>
    <dc:date>2013-10-07T16:06:47.48</dc:date>
    <meta:editing-duration>PT14M44S</meta:editing-duration>
    <meta:editing-cycles>14</meta:editing-cycles>
    <meta:generator>LibreOffice/3.6$Windows_x86 LibreOffice_project/2ef5aff-a6fb0ff-166bdff-cf087ad-0f1389</meta:generator>
    <meta:document-statistic meta:table-count="0" meta:image-count="0" meta:object-count="0" meta:page-count="2" meta:paragraph-count="50" meta:word-count="351" meta:character-count="2382" meta:non-whitespace-character-count="2069"/>
  </office:meta>
</office:document-meta>
</file>